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88000002295F22184C.png" manifest:media-type="image/png"/>
  <manifest:file-entry manifest:full-path="Pictures/1002DAA000008B9200005566E2635429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Структурная схем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0 01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5.729cm" svg:height="21.861cm" svg:x="4.195cm" svg:y="1.369cm">
          <draw:image xlink:href="Pictures/1002DAA000008B9200005566E2635429.svg" xlink:type="simple" xlink:show="embed" xlink:actuate="onLoad" draw:mime-type="image/svg+xml">
            <text:p/>
          </draw:image>
          <draw:image xlink:href="Pictures/1000000100000388000002295F22184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0D</meta:editing-duration>
    <meta:editing-cycles>1</meta:editing-cycles>
    <meta:generator>LibreOffice/7.6.4.1$Windows_X86_64 LibreOffice_project/e19e193f88cd6c0525a17fb7a176ed8e6a3e2aa1</meta:generator>
    <meta:creation-date>2023-12-27T22:10:34.510000000</meta:creation-date>
    <meta:document-statistic meta:object-count="69"/>
  </office:meta>
</office:document-meta>
</file>